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d08" officeooo:paragraph-rsid="0008fd08"/>
    </style:style>
    <style:style style:name="P2" style:family="paragraph" style:parent-style-name="Standard">
      <style:text-properties officeooo:rsid="000b160d" officeooo:paragraph-rsid="000b160d"/>
    </style:style>
    <style:style style:name="P3" style:family="paragraph" style:parent-style-name="Standard">
      <style:text-properties officeooo:rsid="000aeef2" officeooo:paragraph-rsid="0015b062"/>
    </style:style>
    <style:style style:name="P4" style:family="paragraph" style:parent-style-name="Subtitle">
      <style:text-properties officeooo:paragraph-rsid="0011f759"/>
    </style:style>
    <style:style style:name="T1" style:family="text">
      <style:text-properties officeooo:rsid="0008fd08"/>
    </style:style>
    <style:style style:name="T2" style:family="text">
      <style:text-properties officeooo:rsid="000aeef2"/>
    </style:style>
    <style:style style:name="T3" style:family="text">
      <style:text-properties officeooo:rsid="000b160d"/>
    </style:style>
    <style:style style:name="T4" style:family="text">
      <style:text-properties officeooo:rsid="000c0c4c"/>
    </style:style>
    <style:style style:name="T5" style:family="text">
      <style:text-properties officeooo:rsid="000f8a17"/>
    </style:style>
    <style:style style:name="T6" style:family="text">
      <style:text-properties officeooo:rsid="000f8d84"/>
    </style:style>
    <style:style style:name="T7" style:family="text">
      <style:text-properties officeooo:rsid="0010764b"/>
    </style:style>
    <style:style style:name="T8" style:family="text">
      <style:text-properties officeooo:rsid="0010d3b4"/>
    </style:style>
    <style:style style:name="T9" style:family="text">
      <style:text-properties officeooo:rsid="0013db50"/>
    </style:style>
    <style:style style:name="T10" style:family="text">
      <style:text-properties officeooo:rsid="0015b062"/>
    </style:style>
    <style:style style:name="T11" style:family="text">
      <style:text-properties officeooo:rsid="00169db0"/>
    </style:style>
    <style:style style:name="T12" style:family="text">
      <style:text-properties officeooo:rsid="0017f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<text:span text:style-name="T6">eric</text:span> <text:span text:style-name="T9">s</text:span>pace <text:span text:style-name="T9">p</text:span><text:span text:style-name="T4">rotocol </text:span>AG<text:span text:style-name="T12">85</text:span>NSU1</text:p>
      <text:p text:style-name="P4">by Arthur Golubev 19850316</text:p>
      <text:p text:style-name="Subtitle">2025-07-05</text:p>
      <text:p text:style-name="P1">1. Size of bytes <text:span text:style-name="T2">is</text:span> <text:span text:style-name="T8">either </text:span>system or program/<text:span text:style-name="T3">application/task</text:span> defined;</text:p>
      <text:p text:style-name="P1">2. Maximum byte number defines that a corresponded value is unset (undefined);</text:p>
      <text:p text:style-name="P1">3. <text:span text:style-name="T2">(</text:span>Maximum - 1<text:span text:style-name="T2">)</text:span> byte value is symbol of termination of sequence;</text:p>
      <text:p text:style-name="P1">4. <text:span text:style-name="T2">(</text:span>Maximum - 2<text:span text:style-name="T2">)</text:span> byte value is marker that <text:span text:style-name="T2">a fractional number </text:span>follow<text:span text:style-name="T2">s</text:span> <text:span text:style-name="T2">it;</text:span></text:p>
      <text:p text:style-name="P3">5. (<text:span text:style-name="T1">Maximum - </text:span>3) byte value <text:span text:style-name="T10">defines that the</text:span> value greater than <text:span text:style-name="T10">free (either (maximum - 4) </text:span><text:span text:style-name="T11">byte value </text:span><text:span text:style-name="T10">or (maximum - 5 ) </text:span><text:span text:style-name="T11">byte value</text:span><text:span text:style-name="T10"> depending on whether </text:span><text:span text:style-name="T3">(maximum – 4) </text:span><text:span text:style-name="T11">byte value</text:span><text:span text:style-name="T10"> is free or reserved according to paragraph 6 of this document respectively) number</text:span> value (remark: including infinity value);</text:p>
      <text:p text:style-name="P2">6. If it is system or program/application/task defined that there is a marker <text:span text:style-name="T7">which follows</text:span> <text:span text:style-name="T8">either </text:span>system or program/application/task defined format value, the marker <text:span text:style-name="T5">value </text:span>is (maximum - 4) byte valu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7:31:28.371812693</meta:creation-date>
    <meta:generator>LibreOffice/24.2.7.2$Linux_X86_64 LibreOffice_project/420$Build-2</meta:generator>
    <dc:date>2025-07-06T14:43:59.722539743</dc:date>
    <meta:editing-duration>PT16H30M28S</meta:editing-duration>
    <meta:editing-cycles>13</meta:editing-cycles>
    <meta:document-statistic meta:table-count="0" meta:image-count="0" meta:object-count="0" meta:page-count="1" meta:paragraph-count="9" meta:word-count="139" meta:character-count="856" meta:non-whitespace-character-count="725"/>
  </office:meta>
</office:document-meta>
</file>